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paragraph-rsid="0019af4f"/>
    </style:style>
    <style:style style:name="fr1" style:family="graphic" style:parent-style-name="OLE">
      <style:graphic-properties style:vertical-pos="top" style:vertical-rel="baseline" style:horizontal-pos="from-left" style:horizontal-rel="paragraph" draw:ole-draw-aspect="1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3" style:family="graphic" style:parent-style-name="OLE">
      <style:graphic-properties style:vertical-pos="from-top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Object1" text:anchor-type="as-char" svg:width="4.0165in" svg:height="2.77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><draw:frame draw:style-name="fr3" draw:name="Object2" text:anchor-type="as-char" svg:y="-3.6807in" svg:width="4.1835in" svg:height="2.878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2" draw:name="Object3" text:anchor-type="as-char" svg:width="4.5598in" svg:height="3.2646in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10:09:35.435576944</meta:creation-date>
    <dc:date>2021-12-09T10:13:39.975376638</dc:date>
    <meta:editing-duration>PT4M6S</meta:editing-duration>
    <meta:editing-cycles>1</meta:editing-cycles>
    <meta:document-statistic meta:table-count="0" meta:image-count="0" meta:object-count="3" meta:page-count="1" meta:paragraph-count="3" meta:word-count="0" meta:character-count="1" meta:non-whitespace-character-count="0"/>
    <meta:generator>LibreOffice/7.2.3.2$Linux_X86_64 LibreOffice_project/a49ed84f3d037188bbbcb324f9afc3796d887539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3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202cm" svg:height="7.058cm" xlink:href="." xlink:type="simple" chart:class="chart:scatter" chart:style-name="ch1">
        <chart:title svg:x="2.266cm" svg:y="0.277cm" chart:style-name="ch2">
          <text:p>Прямоугольные импульсы</text:p>
        </chart:title>
        <chart:plot-area chart:style-name="ch3" chart:data-source-has-labels="both" svg:x="1.215cm" svg:y="1.197cm" svg:width="8.783cm" svg:height="4.739cm">
          <chart:coordinate-region svg:x="1.836cm" svg:y="1.396cm" svg:width="7.737cm" svg:height="3.893cm"/>
          <chart:axis chart:dimension="x" chart:name="primary-x" chart:style-name="ch4" chartooo:axis-type="auto">
            <chart:title svg:x="4.821cm" svg:y="6.077cm" chart:style-name="ch5">
              <text:p>1/t, мкс^-1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4.126cm" chart:style-name="ch8">
              <text:p>Δν, кГц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regression-curve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71428571428571">
                <text:p>0.00571428571428571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">
                <text:p>0.00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2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25cm" svg:height="7.311cm" xlink:href="." xlink:type="simple" chart:class="chart:scatter" chart:style-name="ch1">
        <chart:title svg:x="4.739cm" svg:y="0.282cm" chart:style-name="ch2">
          <text:p>Цуги</text:p>
        </chart:title>
        <chart:plot-area chart:style-name="ch3" chart:data-source-has-labels="both" svg:x="1.223cm" svg:y="1.207cm" svg:width="9.19cm" svg:height="4.977cm">
          <chart:coordinate-region svg:x="1.95cm" svg:y="1.407cm" svg:width="8.369cm" svg:height="4.13cm"/>
          <chart:axis chart:dimension="x" chart:name="primary-x" chart:style-name="ch4" chartooo:axis-type="auto">
            <chart:title svg:x="5.086cm" svg:y="6.33cm" chart:style-name="ch5">
              <text:p>fповт, кГц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3.937cm" chart:style-name="ch8">
              <text:p>Δν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regression-curve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76678445229682">
                <text:p>1.76678445229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94117647058824">
                <text:p>2.941176470588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581cm" svg:height="8.291cm" xlink:href="." xlink:type="simple" chart:class="chart:scatter" chart:style-name="ch1">
        <chart:title svg:x="1.659cm" svg:y="0.3cm" chart:style-name="ch2">
          <text:p>Зависимость отношения спектральных компонент от глубины модуляции</text:p>
        </chart:title>
        <chart:plot-area chart:style-name="ch3" chart:data-source-has-labels="both" svg:x="1.242cm" svg:y="1.748cm" svg:width="10.108cm" svg:height="5.397cm">
          <chart:coordinate-region svg:x="1.969cm" svg:y="1.948cm" svg:width="9.141cm" svg:height="4.55cm"/>
          <chart:axis chart:dimension="x" chart:name="primary-x" chart:style-name="ch4" chartooo:axis-type="auto">
            <chart:title svg:x="5.842cm" svg:y="7.31cm" chart:style-name="ch5">
              <text:p>m, ед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628cm" chart:style-name="ch7">
              <text:p>a бок/ а осн, ед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regression-curve chart:style-name="ch10">
              <chart:equation chart:display-equation="true" chart:display-r-square="false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192857142857143">
                <text:p>0.192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257142857142857">
                <text:p>0.2571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1851851851852">
                <text:p>0.851851851851852</text:p>
              </table:table-cell>
              <table:table-cell office:value-type="float" office:value="0.439285714285714">
                <text:p>0.439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0830670926517">
                <text:p>0.980830670926517</text:p>
              </table:table-cell>
              <table:table-cell office:value-type="float" office:value="0.535714285714286">
                <text:p>0.5357142857142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